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192cm" fo:min-width="13.32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2.883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901cm" fo:min-width="2.883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01cm" fo:min-width="1.884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01cm" fo:min-width="1.811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01cm" fo:min-width="1.01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01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44cm" fo:min-width="2.45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88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4.74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61cm" fo:min-width="0.31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5.08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2.42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2.56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163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standard">
      <style:graphic-properties draw:stroke="dash" draw:stroke-dash="Ultrafine_20_Dashed" svg:stroke-color="#000000" draw:textarea-horizontal-align="justify" draw:textarea-vertical-align="middle" draw:auto-grow-height="false" fo:min-height="0.901cm" fo:min-width="1.371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901cm" fo:min-width="1.015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tyle="normal"/>
    </style:style>
    <style:style style:name="P5" style:family="paragraph">
      <loext:graphic-properties draw:fill="none" draw:fill-color="#ffffff"/>
      <style:text-properties fo:font-size="1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normal"/>
    </style:style>
    <style:style style:name="T3" style:family="text">
      <style:text-properties fo:font-size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33cm" svg:height="6.648cm" svg:x="5.6cm" svg:y="6.326cm">
          <text:p/>
          <draw:enhanced-geometry svg:viewBox="0 0 21600 21600" draw:path-stretchpoint-x="10800" draw:path-stretchpoint-y="10800" draw:text-areas="?f3 ?f4 ?f5 ?f6" draw:type="round-rectangle" draw:modifiers="1151.956976396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507cm" svg:height="1.275cm" svg:x="4.19cm" svg:y="0.135cm">
          <text:p text:style-name="P2">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3.507cm" svg:height="1.275cm" svg:x="12.09cm" svg:y="0.135cm">
          <text:p text:style-name="P2">MI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507cm" svg:height="1.275cm" svg:x="4.182cm" svg:y="3.168cm">
          <text:p text:style-name="P2">Velocit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3.507cm" svg:height="1.275cm" svg:x="8.548cm" svg:y="3.168cm">
          <text:p text:style-name="P2">Pitch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3.507cm" svg:height="1.275cm" svg:x="12.648cm" svg:y="3.168cm">
          <text:p text:style-name="P2">Tim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2.508cm" svg:height="1.275cm" svg:x="16.346cm" svg:y="3.168cm">
          <text:p text:style-name="P2">CC55</text:p>
          <text:p text:style-name="P2"><text:span text:style-name="T1">“</text:span><text:span text:style-name="T1">openness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2.435cm" svg:height="1.275cm" svg:x="11.764cm" svg:y="4.868cm">
          <text:p text:style-name="P2">DF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1.639cm" svg:height="1.275cm" svg:x="14.686cm" svg:y="4.868cm">
          <text:p text:style-name="P2">DT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1.639cm" svg:height="1.275cm" svg:x="7.175cm" svg:y="6.558cm">
          <text:p text:style-name="P2">ML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5" draw:id="id15" draw:layer="layout" svg:width="1.639cm" svg:height="1.275cm" svg:x="9.254cm" svg:y="6.622cm">
          <text:p text:style-name="P2">ML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6" draw:id="id16" draw:layer="layout" svg:width="1.639cm" svg:height="1.275cm" svg:x="11.333cm" svg:y="6.622cm">
          <text:p text:style-name="P2">ML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7" draw:id="id17" draw:layer="layout" svg:width="1.639cm" svg:height="1.275cm" svg:x="13.412cm" svg:y="6.622cm">
          <text:p text:style-name="P2">ML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1.639cm" svg:height="1.275cm" svg:x="15.488cm" svg:y="6.622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8" draw:id="id18" draw:layer="layout" svg:width="3.092cm" svg:height="1.434cm" svg:x="7.869cm" svg:y="8.955cm">
          <text:p text:style-name="P2">RN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9" draw:id="id19" draw:layer="layout" svg:width="3.092cm" svg:height="1.434cm" svg:x="11.97cm" svg:y="8.956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0" draw:id="id20" draw:layer="layout" svg:width="2.513cm" svg:height="1.275cm" svg:x="7.075cm" svg:y="11.4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1" draw:id="id21" draw:layer="layout" svg:width="2.513cm" svg:height="1.275cm" svg:x="10.175cm" svg:y="11.4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2" draw:id="id22" draw:layer="layout" svg:width="2.513cm" svg:height="1.275cm" svg:x="13.475cm" svg:y="11.4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3" draw:id="id23" draw:layer="layout" svg:width="5.37cm" svg:height="1.275cm" svg:x="5.275cm" svg:y="13.258cm">
          <text:p text:style-name="P2">Harmonic 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4" draw:id="id24" draw:layer="layout" svg:width="5.37cm" svg:height="1.275cm" svg:x="12.054cm" svg:y="13.258cm">
          <text:p text:style-name="P2">Noise 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5" draw:id="id25" draw:layer="layout" svg:width="1.147cm" svg:height="1.147cm" svg:x="10.79cm" svg:y="14.32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5.711cm" svg:height="1.275cm" svg:x="8.511cm" svg:y="15.98cm">
          <text:p text:style-name="P2">Generated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2" draw:id="id2" draw:layer="layout" svg:width="13.05cm" svg:height="1.275cm" draw:transform="rotate (1.5707963267949) translate (1.188cm 15.427cm)">
          <text:p text:style-name="P2">Multi-scale spectral lo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9" draw:id="id9" draw:layer="layout" svg:width="3.186cm" svg:height="1.275cm" svg:x="5.069cm" svg:y="4.868cm">
          <text:p text:style-name="P2">Loudn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0" draw:id="id10" draw:layer="layout" svg:width="1.787cm" svg:height="1.275cm" svg:x="9.428cm" svg:y="4.868cm">
          <text:p text:style-name="P2">F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4.19cm" svg:y1="0.772cm" svg:x2="1.825cm" svg:y2="2.377cm" draw:start-shape="id1" draw:start-glue-point="3" draw:end-shape="id2" draw:end-glue-point="1" svg:d="M4190 772c-1577 0-2365 535-2365 1605" svg:viewBox="0 0 2366 1606">
          <text:p/>
        </draw:connector>
        <draw:connector draw:style-name="gr16" draw:text-style-name="P1" draw:layer="layout" draw:type="curve" svg:x1="8.511cm" svg:y1="16.617cm" svg:x2="1.825cm" svg:y2="15.427cm" draw:start-shape="id3" draw:start-glue-point="3" draw:end-shape="id2" draw:end-glue-point="3" svg:d="M8511 16617c-4458 0-6686-396-6686-1190" svg:viewBox="0 0 6687 1191">
          <text:p/>
        </draw:connector>
        <draw:connector draw:style-name="gr16" draw:text-style-name="P1" draw:layer="layout" draw:type="curve" svg:x1="7.697cm" svg:y1="0.772cm" svg:x2="12.09cm" svg:y2="0.772cm" draw:start-shape="id1" draw:start-glue-point="1" draw:end-shape="id4" draw:end-glue-point="3" svg:d="M7697 772h4393" svg:viewBox="0 0 4394 1">
          <text:p/>
        </draw:connector>
        <draw:frame draw:style-name="gr17" draw:text-style-name="P4" draw:layer="layout" svg:width="3.826cm" svg:height="2.384cm" svg:x="7.937cm" svg:y="-0.102cm">
          <draw:text-box>
            <text:p><text:span text:style-name="T2">(training)</text:span></text:p>
            <text:p><text:span text:style-name="T2">Manual </text:span></text:p>
            <text:p><text:span text:style-name="T2">Annotation</text:span></text:p>
          </draw:text-box>
        </draw:frame>
        <draw:connector draw:style-name="gr16" draw:text-style-name="P1" draw:layer="layout" draw:type="curve" svg:x1="5.943cm" svg:y1="1.41cm" svg:x2="5.935cm" svg:y2="3.168cm" draw:start-shape="id1" draw:start-glue-point="2" draw:end-shape="id5" draw:end-glue-point="0" svg:d="M5943 1410c0 1318-8 440-8 1758" svg:viewBox="0 0 9 1759">
          <text:p/>
        </draw:connector>
        <draw:frame draw:style-name="gr18" draw:text-style-name="P4" draw:layer="layout" svg:width="3cm" svg:height="1.673cm" svg:x="3.069cm" svg:y="1.269cm">
          <draw:text-box>
            <text:p><text:span text:style-name="T2">Heuristic</text:span></text:p>
            <text:p><text:span text:style-name="T2">(training)</text:span></text:p>
          </draw:text-box>
        </draw:frame>
        <draw:connector draw:style-name="gr16" draw:text-style-name="P1" draw:layer="layout" draw:type="curve" svg:x1="13.843cm" svg:y1="1.41cm" svg:x2="5.935cm" svg:y2="3.168cm" draw:start-shape="id4" draw:start-glue-point="2" draw:end-shape="id5" draw:end-glue-point="0" svg:d="M13843 1410c0 1318-7908 440-7908 1758" svg:viewBox="0 0 7909 1759">
          <text:p/>
        </draw:connector>
        <draw:connector draw:style-name="gr16" draw:text-style-name="P1" draw:layer="layout" draw:type="curve" svg:x1="13.843cm" svg:y1="1.41cm" svg:x2="10.301cm" svg:y2="3.168cm" draw:start-shape="id4" draw:start-glue-point="2" draw:end-shape="id6" svg:d="M13843 1410c0 1318-3542 440-3542 1758" svg:viewBox="0 0 3543 1759">
          <text:p/>
        </draw:connector>
        <draw:connector draw:style-name="gr16" draw:text-style-name="P1" draw:layer="layout" draw:type="curve" svg:x1="13.843cm" svg:y1="1.41cm" svg:x2="14.401cm" svg:y2="3.168cm" draw:start-shape="id4" draw:start-glue-point="2" draw:end-shape="id7" svg:d="M13843 1410c0 1318 558 440 558 1758" svg:viewBox="0 0 559 1759">
          <text:p/>
        </draw:connector>
        <draw:connector draw:style-name="gr16" draw:text-style-name="P1" draw:layer="layout" draw:type="curve" svg:x1="13.843cm" svg:y1="1.41cm" svg:x2="17.6cm" svg:y2="3.168cm" draw:start-shape="id4" draw:start-glue-point="2" draw:end-shape="id8" draw:end-glue-point="0" svg:d="M13843 1410c0 1318 3757 440 3757 1758" svg:viewBox="0 0 3758 1759">
          <text:p/>
        </draw:connector>
        <draw:connector draw:style-name="gr19" draw:text-style-name="P1" draw:layer="layout" draw:type="curve" svg:x1="5.935cm" svg:y1="4.443cm" svg:x2="6.662cm" svg:y2="4.868cm" draw:start-shape="id5" draw:start-glue-point="2" draw:end-shape="id9" draw:end-glue-point="0" svg:d="M5935 4443c0 318 727 106 727 425" svg:viewBox="0 0 728 426">
          <text:p/>
        </draw:connector>
        <draw:connector draw:style-name="gr19" draw:text-style-name="P1" draw:layer="layout" draw:type="curve" svg:x1="10.301cm" svg:y1="4.443cm" svg:x2="10.321cm" svg:y2="4.868cm" draw:start-shape="id6" draw:start-glue-point="2" draw:end-shape="id10" draw:end-glue-point="0" svg:d="M10301 4443c0 318 20 106 20 425" svg:viewBox="0 0 21 426">
          <text:p/>
        </draw:connector>
        <draw:connector draw:style-name="gr19" draw:text-style-name="P1" draw:layer="layout" draw:type="curve" svg:x1="14.401cm" svg:y1="4.443cm" svg:x2="12.981cm" svg:y2="4.868cm" draw:start-shape="id7" draw:start-glue-point="2" draw:end-shape="id11" draw:end-glue-point="0" svg:d="M14401 4443c0 318-1420 106-1420 425" svg:viewBox="0 0 1421 426">
          <text:p/>
        </draw:connector>
        <draw:connector draw:style-name="gr19" draw:text-style-name="P1" draw:layer="layout" draw:type="curve" svg:x1="14.401cm" svg:y1="4.443cm" svg:x2="15.505cm" svg:y2="4.868cm" draw:start-shape="id7" draw:start-glue-point="2" draw:end-shape="id12" draw:end-glue-point="0" svg:d="M14401 4443c0 318 1104 106 1104 425" svg:viewBox="0 0 1105 426">
          <text:p/>
        </draw:connector>
        <draw:connector draw:style-name="gr19" draw:text-style-name="P1" draw:layer="layout" draw:type="curve" svg:x1="17.6cm" svg:y1="4.443cm" svg:x2="16.307cm" svg:y2="6.622cm" draw:start-shape="id8" draw:start-glue-point="2" draw:end-shape="id13" draw:end-glue-point="0" svg:d="M17600 4443c0 1633-1293 544-1293 2179" svg:viewBox="0 0 1294 2180">
          <text:p/>
        </draw:connector>
        <draw:connector draw:style-name="gr19" draw:text-style-name="P1" draw:layer="layout" draw:type="curve" svg:x1="6.662cm" svg:y1="6.143cm" svg:x2="7.994cm" svg:y2="6.558cm" draw:start-shape="id9" draw:start-glue-point="2" draw:end-shape="id14" draw:end-glue-point="0" svg:d="M6662 6143c0 310 1332 103 1332 415" svg:viewBox="0 0 1333 416">
          <text:p/>
        </draw:connector>
        <draw:connector draw:style-name="gr19" draw:text-style-name="P1" draw:layer="layout" draw:type="curve" svg:x1="10.321cm" svg:y1="6.143cm" svg:x2="10.073cm" svg:y2="6.622cm" draw:start-shape="id10" draw:start-glue-point="2" draw:end-shape="id15" draw:end-glue-point="0" svg:d="M10321 6143c0 358-248 119-248 479" svg:viewBox="0 0 249 480">
          <text:p/>
        </draw:connector>
        <draw:connector draw:style-name="gr19" draw:text-style-name="P1" draw:layer="layout" draw:type="curve" svg:x1="12.981cm" svg:y1="6.143cm" svg:x2="12.152cm" svg:y2="6.622cm" draw:start-shape="id11" draw:start-glue-point="2" draw:end-shape="id16" draw:end-glue-point="0" svg:d="M12981 6143c0 358-829 119-829 479" svg:viewBox="0 0 830 480">
          <text:p/>
        </draw:connector>
        <draw:connector draw:style-name="gr19" draw:text-style-name="P1" draw:layer="layout" draw:type="curve" svg:x1="15.505cm" svg:y1="6.143cm" svg:x2="14.231cm" svg:y2="6.622cm" draw:start-shape="id12" draw:start-glue-point="2" draw:end-shape="id17" draw:end-glue-point="0" svg:d="M15505 6143c0 358-1274 119-1274 479" svg:viewBox="0 0 1275 480">
          <text:p/>
        </draw:connector>
        <draw:connector draw:style-name="gr19" draw:text-style-name="P1" draw:layer="layout" draw:type="curve" svg:x1="7.994cm" svg:y1="7.833cm" svg:x2="9.415cm" svg:y2="8.955cm" draw:start-shape="id14" draw:start-glue-point="2" draw:end-shape="id18" draw:end-glue-point="0" svg:d="M7994 7833c0 841 1421 281 1421 1122" svg:viewBox="0 0 1422 1123">
          <text:p/>
        </draw:connector>
        <draw:connector draw:style-name="gr19" draw:text-style-name="P1" draw:layer="layout" draw:type="curve" svg:x1="10.073cm" svg:y1="7.897cm" svg:x2="9.415cm" svg:y2="8.955cm" draw:start-shape="id15" draw:start-glue-point="2" draw:end-shape="id18" draw:end-glue-point="0" svg:d="M10073 7897c0 793-658 265-658 1058" svg:viewBox="0 0 659 1059">
          <text:p/>
        </draw:connector>
        <draw:connector draw:style-name="gr19" draw:text-style-name="P1" draw:layer="layout" draw:type="curve" svg:x1="12.152cm" svg:y1="7.897cm" svg:x2="9.415cm" svg:y2="8.955cm" draw:start-shape="id16" draw:start-glue-point="2" draw:end-shape="id18" draw:end-glue-point="0" svg:d="M12152 7897c0 793-2737 265-2737 1058" svg:viewBox="0 0 2738 1059">
          <text:p/>
        </draw:connector>
        <draw:connector draw:style-name="gr19" draw:text-style-name="P1" draw:layer="layout" draw:type="curve" svg:x1="14.231cm" svg:y1="7.897cm" svg:x2="9.415cm" svg:y2="8.955cm" draw:start-shape="id17" draw:start-glue-point="2" draw:end-shape="id18" draw:end-glue-point="0" svg:d="M14231 7897c0 793-4816 265-4816 1058" svg:viewBox="0 0 4817 1059">
          <text:p/>
        </draw:connector>
        <draw:connector draw:style-name="gr19" draw:text-style-name="P1" draw:layer="layout" draw:type="curve" svg:x1="16.307cm" svg:y1="7.897cm" svg:x2="9.415cm" svg:y2="8.955cm" draw:start-shape="id13" draw:start-glue-point="2" draw:end-shape="id18" draw:end-glue-point="0" svg:d="M16307 7897c0 793-6892 265-6892 1058" svg:viewBox="0 0 6893 1059">
          <text:p/>
        </draw:connector>
        <draw:connector draw:style-name="gr16" draw:text-style-name="P1" draw:layer="layout" draw:type="curve" svg:x1="10.961cm" svg:y1="9.672cm" svg:x2="11.97cm" svg:y2="9.673cm" draw:start-shape="id18" draw:start-glue-point="1" draw:end-shape="id19" draw:end-glue-point="3" svg:d="M10961 9672c757 0 253 1 1009 1" svg:viewBox="0 0 1010 2">
          <text:p/>
        </draw:connector>
        <draw:connector draw:style-name="gr19" draw:text-style-name="P1" draw:layer="layout" draw:type="curve" svg:x1="13.516cm" svg:y1="10.39cm" svg:x2="8.331cm" svg:y2="11.458cm" draw:start-shape="id19" draw:start-glue-point="2" draw:end-shape="id20" draw:end-glue-point="0" svg:d="M13516 10390c0 801-5185 267-5185 1068" svg:viewBox="0 0 5186 1069">
          <text:p/>
        </draw:connector>
        <draw:connector draw:style-name="gr19" draw:text-style-name="P1" draw:layer="layout" draw:type="curve" svg:x1="13.516cm" svg:y1="10.39cm" svg:x2="11.431cm" svg:y2="11.458cm" draw:start-shape="id19" draw:start-glue-point="2" draw:end-shape="id21" draw:end-glue-point="0" svg:d="M13516 10390c0 801-2085 267-2085 1068" svg:viewBox="0 0 2086 1069">
          <text:p/>
        </draw:connector>
        <draw:connector draw:style-name="gr19" draw:text-style-name="P1" draw:layer="layout" draw:type="curve" svg:x1="13.516cm" svg:y1="10.39cm" svg:x2="14.731cm" svg:y2="11.458cm" draw:start-shape="id19" draw:start-glue-point="2" draw:end-shape="id22" draw:end-glue-point="0" svg:d="M13516 10390c0 801 1215 267 1215 1068" svg:viewBox="0 0 1216 1069">
          <text:p/>
        </draw:connector>
        <draw:connector draw:style-name="gr19" draw:text-style-name="P1" draw:layer="layout" draw:type="curve" svg:x1="8.331cm" svg:y1="12.733cm" svg:x2="7.96cm" svg:y2="13.258cm" draw:start-shape="id20" draw:start-glue-point="2" draw:end-shape="id23" draw:end-glue-point="0" svg:d="M8331 12733c0 393-371 131-371 525" svg:viewBox="0 0 372 526">
          <text:p/>
        </draw:connector>
        <draw:connector draw:style-name="gr19" draw:text-style-name="P1" draw:layer="layout" draw:type="curve" svg:x1="11.431cm" svg:y1="12.733cm" svg:x2="10.645cm" svg:y2="13.895cm" draw:start-shape="id21" draw:start-glue-point="2" draw:end-shape="id23" svg:d="M11431 12733c0 775-262 1162-786 1162" svg:viewBox="0 0 787 1163">
          <text:p/>
        </draw:connector>
        <draw:connector draw:style-name="gr19" draw:text-style-name="P1" draw:layer="layout" draw:type="curve" svg:x1="14.731cm" svg:y1="12.733cm" svg:x2="14.739cm" svg:y2="13.258cm" draw:start-shape="id22" draw:start-glue-point="2" draw:end-shape="id24" draw:end-glue-point="0" svg:d="M14731 12733c0 393 8 131 8 525" svg:viewBox="0 0 9 526">
          <text:p/>
        </draw:connector>
        <draw:connector draw:style-name="gr16" draw:text-style-name="P1" draw:layer="layout" draw:type="curve" svg:x1="7.96cm" svg:y1="14.533cm" svg:x2="10.79cm" svg:y2="14.901cm" draw:start-shape="id23" draw:start-glue-point="2" draw:end-shape="id25" draw:end-glue-point="6" svg:d="M7960 14533c0 246 943 368 2830 368" svg:viewBox="0 0 2831 369">
          <text:p/>
        </draw:connector>
        <draw:connector draw:style-name="gr16" draw:text-style-name="P1" draw:layer="layout" draw:type="curve" svg:x1="14.739cm" svg:y1="14.533cm" svg:x2="11.937cm" svg:y2="14.901cm" draw:start-shape="id24" draw:start-glue-point="2" draw:end-shape="id25" draw:end-glue-point="10" svg:d="M14739 14533c0 246-934 368-2802 368" svg:viewBox="0 0 2803 369">
          <text:p/>
        </draw:connector>
        <draw:connector draw:style-name="gr16" draw:text-style-name="P1" draw:layer="layout" draw:type="curve" svg:x1="11.364cm" svg:y1="15.474cm" svg:x2="11.366cm" svg:y2="15.98cm" draw:start-shape="id25" draw:start-glue-point="8" draw:end-shape="id3" draw:end-glue-point="0" svg:d="M11364 15474c0 379 2 127 2 506" svg:viewBox="0 0 3 507">
          <text:p/>
        </draw:connector>
        <draw:frame draw:style-name="gr20" draw:text-style-name="P5" draw:layer="layout" svg:width="6.882cm" svg:height="0.962cm" draw:transform="rotate (1.5707963267949) translate (5.559cm 12.89cm)">
          <draw:text-box>
            <text:p><text:span text:style-name="T3">Trainable Components</text:span></text:p>
          </draw:text-box>
        </draw:frame>
        <draw:custom-shape draw:style-name="gr21" draw:text-style-name="P2" xml:id="id26" draw:id="id26" draw:layer="layout" svg:width="1.995cm" svg:height="1.275cm" svg:x="19.048cm" svg:y="3.168cm">
          <text:p text:style-name="P2">CCx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curve" svg:x1="13.843cm" svg:y1="1.41cm" svg:x2="20.045cm" svg:y2="3.168cm" draw:start-shape="id4" draw:start-glue-point="2" draw:end-shape="id26" svg:d="M13843 1410c0 1318 6202 440 6202 1758" svg:viewBox="0 0 6203 1759">
          <text:p/>
        </draw:connector>
        <draw:custom-shape draw:style-name="gr23" draw:text-style-name="P2" xml:id="id27" draw:id="id27" draw:layer="layout" svg:width="1.639cm" svg:height="1.275cm" svg:x="17.488cm" svg:y="6.622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18.307cm" svg:y1="7.897cm" svg:x2="9.415cm" svg:y2="8.955cm" draw:start-shape="id27" draw:start-glue-point="2" draw:end-shape="id18" draw:end-glue-point="0" svg:d="M18307 7897c0 793-8892 265-8892 1058" svg:viewBox="0 0 8893 1059">
          <text:p/>
        </draw:connector>
        <draw:connector draw:style-name="gr24" draw:text-style-name="P1" draw:layer="layout" draw:type="curve" svg:x1="20.045cm" svg:y1="4.443cm" svg:x2="18.307cm" svg:y2="6.622cm" draw:start-shape="id26" draw:start-glue-point="2" draw:end-shape="id27" svg:d="M20045 4443c0 1633-1738 544-1738 2179" svg:viewBox="0 0 1739 21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336cm" fo:page-height="17.3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0T19:10:16.797256178</meta:creation-date>
    <dc:date>2021-10-31T14:27:24.105108410</dc:date>
    <meta:editing-duration>PT8H1M54S</meta:editing-duration>
    <meta:editing-cycles>35</meta:editing-cycles>
    <meta:generator>LibreOffice/6.0.7.3$Linux_X86_64 LibreOffice_project/00m0$Build-3</meta:generator>
    <meta:document-statistic meta:object-count="66"/>
  </office:meta>
</office:document-meta>
</file>